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A slide with table</text:p>
          </draw:text-box>
        </draw:frame>
        <draw:frame draw:style-name="standard" draw:layer="layout" svg:width="14.098cm" svg:height="1.943cm" svg:x="7.374cm" svg:y="7.3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A</text:p>
              </table:table-cell>
              <table:table-cell>
                <text:p>B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6-01-02T17:18:17</meta:creation-date>
    <meta:editing-duration>PT41S</meta:editing-duration>
    <meta:editing-cycles>2</meta:editing-cycles>
    <dc:date>2026-01-02T17:18:56</dc:date>
    <meta:document-statistic meta:object-count="26"/>
    <meta:generator>OpenOffice/4.1.16$Unix OpenOffice.org_project/4116m3$Build-9816</meta:generator>
  </office:meta>
</office:document-meta>
</file>